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0d660" officeooo:paragraph-rsid="0000d660"/>
    </style:style>
    <style:style style:name="P2" style:family="paragraph" style:parent-style-name="Standard">
      <style:text-properties officeooo:rsid="0003e6a6" officeooo:paragraph-rsid="0003e6a6"/>
    </style:style>
    <style:style style:name="T1" style:family="text">
      <style:text-properties officeooo:rsid="0002c8cc"/>
    </style:style>
    <style:style style:name="T2" style:family="text">
      <style:text-properties officeooo:rsid="00070360"/>
    </style:style>
    <style:style style:name="T3" style:family="text">
      <style:text-properties officeooo:rsid="0008ddb4"/>
    </style:style>
    <style:style style:name="T4" style:family="text">
      <style:text-properties officeooo:rsid="000c2cdf"/>
    </style:style>
    <style:style style:name="T5" style:family="text">
      <style:text-properties officeooo:rsid="000c7c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K</text:span>nown issues <text:span text:style-name="T3">(problemi noti)</text:span>:</text:p>
      <text:p text:style-name="P1"/>
      <text:p text:style-name="P1">Nel metodo checkPassword() nel caso in cui viene passato il valore null come password e lo userName sia esistente viene generata una NullPointerException gestita successivamente in un blocco catch, viene così visualizzato il messaggio “Si è verificato un errore: null” ma l’autenticazione restituisce comunque il valore null <text:span text:style-name="T1">(autenticazione fallita) </text:span>quindi non è strettamente necessario modificare il codice inserendo un “if(password != null)”.</text:p>
      <text:p text:style-name="P1"/>
      <text:p text:style-name="P2">Analogamente <text:span text:style-name="T5">sempre nel metodo checkPassword() </text:span>se la connessione al database fallisce viene generata una NullPointerException gestita in un blocco catch, viene <text:span text:style-name="T4">così </text:span>visualizzato il messaggio “Si è verificato un errore: null” <text:span text:style-name="T4">ma</text:span> il risultato dell’autenticazione è null (autenticazione fallita) quindi non è strettamente necessario inserire un “if(connection != null)” nel codic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9:16:12.377880593</meta:creation-date>
    <dc:date>2018-05-19T20:06:31.481073065</dc:date>
    <meta:editing-duration>PT16M41S</meta:editing-duration>
    <meta:editing-cycles>9</meta:editing-cycles>
    <meta:generator>LibreOffice/6.0.3.2$Linux_X86_64 LibreOffice_project/00$Build-2</meta:generator>
    <meta:document-statistic meta:table-count="0" meta:image-count="0" meta:object-count="0" meta:page-count="1" meta:paragraph-count="3" meta:word-count="117" meta:character-count="851" meta:non-whitespace-character-count="737"/>
  </office:meta>
</office:document-meta>
</file>